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3.902cm"/>
    </style:style>
    <style:style style:name="co18" style:family="table-column">
      <style:table-column-properties fo:break-before="auto" style:column-width="4.1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0.91pt solid #1a1a1a" fo:padding="0.071cm" fo:border-right="none" style:rotation-align="none" fo:border-top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fo:border-bottom="none" fo:background-color="transparent" fo:border-left="0.91pt solid #1a1a1a" fo:padding="0.071cm" fo:border-right="none" style:rotation-align="none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id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>
            <text:p>species</text:p>
          </table:table-cell>
          <table:table-cell office:value-type="string">
            <text:p>ZRS</text:p>
          </table:table-cell>
          <table:table-cell office:value-type="string">
            <text:p>MG4</text:p>
          </table:table-cell>
          <table:table-cell office:value-type="string">
            <text:p>MG2</text:p>
          </table:table-cell>
          <table:table-cell office:value-type="string">
            <text:p>MG3</text:p>
          </table:table-cell>
          <table:table-cell office:value-type="string">
            <text:p>MG1</text:p>
          </table:table-cell>
          <table:table-cell office:value-type="string">
            <text:p>Estuary</text:p>
          </table:table-cell>
          <table:table-cell office:value-type="string">
            <text:p>YuG</text:p>
          </table:table-cell>
          <table:table-cell office:value-type="string">
            <text:p>Lomnishniy</text:p>
          </table:table-cell>
          <table:table-cell office:value-type="string">
            <text:p>razrez2_high</text:p>
          </table:table-cell>
          <table:table-cell office:value-type="string">
            <text:p>reazrez2_fucus</text:p>
          </table:table-cell>
          <table:table-cell office:value-type="string">
            <text:p>razrez2_zostera</text:p>
          </table:table-cell>
          <table:table-cell office:value-type="string">
            <text:p>rszrez2_low</text:p>
          </table:table-cell>
        </table:table-row>
        <table:table-row table:style-name="ro1">
          <table:table-cell office:value-type="string">
            <text:p>Alitte virens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Arenicola marin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tylus carinat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apitella capit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hironomidae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litellio arenarius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orophium bonelli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rangon crang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ylichna alb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ylichna occul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iastylis sulc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Dolichopodidae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Enchytraeidae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Epheria vinc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Eteone longa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bricia sabell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office:value-type="string">
            <text:p>Gammarus s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Halicryptus spinulos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Harmathoe imbric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Hydrobia ulvae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Jaera sp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Limaponlia cocksi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Littorina littore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ittorina obtusa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ittorina saxatili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acoma balthica</text:p>
          </table:table-cell>
          <table:table-cell table:number-columns-repeated="12" office:value-type="float" office:value="1">
            <text:p>1</text:p>
          </table:table-cell>
        </table:table-row>
        <table:table-row table:style-name="ro1">
          <table:table-cell office:value-type="string">
            <text:p>Micronephthys minu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icrospio theli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onoculodes sp.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Mya arena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Mytilus edul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Nemertini indet.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Nephthys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Oligochae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Ophelia limacin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aranai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ectinaria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hyllodoce groenlandic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olydora quadriloba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ontoporea affinis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seudalibrotu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ygospio elegans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string">
            <text:p>Scalibregma inflatum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coloplos armig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pio filicornis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Spionidae gen.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Travisia forbesii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bifex costatus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bificoides benedeni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Nereimyra (Castalia) punctat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haetozone setos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riapulus caudatus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riscillina armat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erripes groenlandic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keneopsis planorbis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ontoporea femorata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Diastilus sulcata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 table:number-rows-repeated="10485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it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о</text:p>
          </table:table-cell>
          <table:table-cell office:value-type="string">
            <text:p>ZRS</text:p>
          </table:table-cell>
          <table:table-cell office:value-type="string">
            <text:p>Goreliy</text:p>
          </table:table-cell>
          <table:table-cell office:value-type="string">
            <text:p>Estuary</text:p>
          </table:table-cell>
          <table:table-cell office:value-type="string">
            <text:p>YuG</text:p>
          </table:table-cell>
          <table:table-cell office:value-type="string">
            <text:p>Lomnishniy</text:p>
          </table:table-cell>
          <table:table-cell office:value-type="string">
            <text:p>razrez2</text:p>
          </table:table-cell>
        </table:table-row>
        <table:table-row table:style-name="ro1">
          <table:table-cell office:value-type="string">
            <text:p>Alitte virens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Arenicola marina 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tylus carin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pitella capitat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hironomidae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litellio arenariu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orophium bonelli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ngon crang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ylichna alb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ylichna occult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iastylis sulcat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olichopodida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nchytraeidae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pheria vinct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teone lon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Fabricia sabella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string">
            <text:p>Gammarus sp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licryptus spinulos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armathoe imbricat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ydrobia ulvae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era 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imaponlia cock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ittorina littore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ttorina obtusat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ittorina saxatilis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coma balthica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string">
            <text:p>Micronephthys minut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crospio thel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noculodes sp.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Mya arena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Mytilus edulis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Nemertini indet.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phthys sp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ligochaeta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Ophelia limacin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aranais littoral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ctinaria sp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hyllodoce groenlandic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lydora quadrilobata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ontoporea affini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seudalibrotus littoral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ygospio elegans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string">
            <text:p>Scalibregma inflatum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oloplos armige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io filicorni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pionidae gen. sp.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ravisia forbesii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ubifex costatu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ubificoides benedeni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ereimyra (Castalia) punctat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etozone setos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apulus caudatus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riscillina armat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rripes groenlandic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keneopsis planorbi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ntoporea femorata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Diastilus sulcata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верстка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2" table:number-columns-repeated="1009" table:default-cell-style-name="ce2"/>
        <table:table-row table:style-name="ro1">
          <table:table-cell office:value-type="string">
            <text:p>taxon</text:p>
          </table:table-cell>
          <table:table-cell office:value-type="string">
            <text:p>species</text:p>
          </table:table-cell>
          <table:table-cell office:value-type="string">
            <text:p>ZRS</text:p>
          </table:table-cell>
          <table:table-cell office:value-type="string">
            <text:p>MG1</text:p>
          </table:table-cell>
          <table:table-cell office:value-type="string">
            <text:p>MG2</text:p>
          </table:table-cell>
          <table:table-cell office:value-type="string">
            <text:p>MG3</text:p>
          </table:table-cell>
          <table:table-cell office:value-type="string">
            <text:p>MG4</text:p>
          </table:table-cell>
          <table:table-cell office:value-type="string">
            <text:p>Estuary</text:p>
          </table:table-cell>
          <table:table-cell office:value-type="string">
            <text:p>YuG</text:p>
          </table:table-cell>
          <table:table-cell office:value-type="string">
            <text:p>Lomnishniy</text:p>
          </table:table-cell>
          <table:table-cell office:value-type="string">
            <text:p>razrez2_high</text:p>
          </table:table-cell>
          <table:table-cell office:value-type="string">
            <text:p>reazrez2_fucus</text:p>
          </table:table-cell>
          <table:table-cell office:value-type="string">
            <text:p>razrez2_zostera</text:p>
          </table:table-cell>
          <table:table-cell office:value-type="string">
            <text:p>rszrez2_low</text:p>
          </table:table-cell>
          <table:table-cell table:number-columns-repeated="1010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Atylus carinat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:.N2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Classicorophium(Corophium) bonelli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:.N3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Gammarus sp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formula="of:=SUM([.C4:.N4])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Monoculodes sp.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C5:.N5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Pontoporea affinis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C6:.N6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Pseudalibrotu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formula="of:=SUM([.C7:.N7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Priscillina armat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8:.N8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Amphipoda</text:p>
          </table:table-cell>
          <table:table-cell office:value-type="string">
            <text:p>Pontoporea femorata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C9:.N9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Bivalvia</text:p>
          </table:table-cell>
          <table:table-cell office:value-type="string">
            <text:p>Macoma balthica</text:p>
          </table:table-cell>
          <table:table-cell table:number-columns-repeated="12" office:value-type="float" office:value="1">
            <text:p>1</text:p>
          </table:table-cell>
          <table:table-cell table:formula="of:=SUM([.C10:.N10])" office:value-type="float" office:value="12">
            <text:p>12</text:p>
          </table:table-cell>
          <table:table-cell table:number-columns-repeated="1009"/>
        </table:table-row>
        <table:table-row table:style-name="ro1">
          <table:table-cell office:value-type="string">
            <text:p>Bivalvia</text:p>
          </table:table-cell>
          <table:table-cell office:value-type="string">
            <text:p>Mya arenari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SUM([.C11:.N11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Bivalvia</text:p>
          </table:table-cell>
          <table:table-cell office:value-type="string">
            <text:p>Mytilus edulis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C12:.N12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Bivalvia</text:p>
          </table:table-cell>
          <table:table-cell office:value-type="string">
            <text:p>Serripes groenlandic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3:.N1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Cumacea</text:p>
          </table:table-cell>
          <table:table-cell office:value-type="string">
            <text:p>Diastylis sulc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14:.N14])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Cumacea</text:p>
          </table:table-cell>
          <table:table-cell table:style-name="ce3" office:value-type="string">
            <text:p>Diastilus sulcata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C15:.N15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Decapoda</text:p>
          </table:table-cell>
          <table:table-cell office:value-type="string">
            <text:p>Crangon crang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6:.N16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Dipleta</text:p>
          </table:table-cell>
          <table:table-cell office:value-type="string">
            <text:p>Chironomidae larva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7:.N17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Diptera</text:p>
          </table:table-cell>
          <table:table-cell office:value-type="string">
            <text:p>Dolichopodidae larva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18:.N18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Cylichna alb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19:.N19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Cylichna occul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0:.N20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Epheria vinc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21:.N21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Hydrobia ulvae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2:.N22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Limaponlia cock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SUM([.C23:.N2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Littorina littore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4:.N24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Littorina obtusa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5:.N25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Littorina saxatili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6:.N26])"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string">
            <text:p>Gastropoda</text:p>
          </table:table-cell>
          <table:table-cell office:value-type="string">
            <text:p>Skeneopsis planorbis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7:.N27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Isopoda</text:p>
          </table:table-cell>
          <table:table-cell office:value-type="string">
            <text:p>Jaera 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formula="of:=SUM([.C28:.N28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Nemertini</text:p>
          </table:table-cell>
          <table:table-cell office:value-type="string">
            <text:p>Nemertini indet.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29:.N29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Oligochaeta</text:p>
          </table:table-cell>
          <table:table-cell office:value-type="string">
            <text:p>Clitellio arenarius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30:.N30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Oligochaeta</text:p>
          </table:table-cell>
          <table:table-cell office:value-type="string">
            <text:p>Enchytraeidae gen. sp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31:.N31])"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Oligochae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32:.N32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Oligochaeta</text:p>
          </table:table-cell>
          <table:table-cell office:value-type="string">
            <text:p>Paranai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3:.N33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Oligochaeta</text:p>
          </table:table-cell>
          <table:table-cell office:value-type="string">
            <text:p>Tubifex costatus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4:.N34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Alitte virens</text:p>
          </table:table-cell>
          <table:table-cell table:number-columns-repeated="12" office:value-type="float" office:value="0">
            <text:p>0</text:p>
          </table:table-cell>
          <table:table-cell table:formula="of:=SUM([.C35:.N35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Arenicola marin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36:.N36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Capitella capit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37:.N37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Eteone longa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8:.N38])"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Fabricia sabella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formula="of:=SUM([.C39:.N39])" office:value-type="float" office:value="11">
            <text:p>1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Harmathoe imbric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40:.N40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Micronephthys minu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41:.N41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Microspio theli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2:.N42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Nephthys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43:.N4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Ophelia limacin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4:.N44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Pectinaria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45:.N45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Phyllodoce groenlandic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6:.N46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Polydora quadriloba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47:.N47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Pygospio elega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formula="of:=SUM([.C48:.N48])" office:value-type="float" office:value="9">
            <text:p>9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Scalibregma inflatum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49:.N49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Scoloplos armig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0:.N50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Spio filicornis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51:.N51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Spionidae gen.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C52:.N52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Travisia forbesii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3:.N53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Tubificoides beneden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4:.N54])"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Nereimyra (Castalia) punctat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5:.N55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olychaeta</text:p>
          </table:table-cell>
          <table:table-cell office:value-type="string">
            <text:p>Chaetozone setos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6:.N56])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Priapulida</text:p>
          </table:table-cell>
          <table:table-cell office:value-type="string">
            <text:p>Halicryptus spinulos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C57:.N57])"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Priapulida</text:p>
          </table:table-cell>
          <table:table-cell office:value-type="string">
            <text:p>Priapulus caudatus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C58:.N58])"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59])" office:value-type="float" office:value="13">
            <text:p>13</text:p>
          </table:table-cell>
          <table:table-cell table:formula="of:=SUM([.D2:.D59])" office:value-type="float" office:value="11">
            <text:p>11</text:p>
          </table:table-cell>
          <table:table-cell table:formula="of:=SUM([.E2:.E59])" office:value-type="float" office:value="6">
            <text:p>6</text:p>
          </table:table-cell>
          <table:table-cell table:formula="of:=SUM([.F2:.F59])" office:value-type="float" office:value="11">
            <text:p>11</text:p>
          </table:table-cell>
          <table:table-cell table:formula="of:=SUM([.G2:.G59])" office:value-type="float" office:value="6">
            <text:p>6</text:p>
          </table:table-cell>
          <table:table-cell table:formula="of:=SUM([.H2:.H59])" office:value-type="float" office:value="14">
            <text:p>14</text:p>
          </table:table-cell>
          <table:table-cell table:formula="of:=SUM([.I2:.I59])" office:value-type="float" office:value="42">
            <text:p>42</text:p>
          </table:table-cell>
          <table:table-cell table:formula="of:=SUM([.J2:.J59])" office:value-type="float" office:value="34">
            <text:p>34</text:p>
          </table:table-cell>
          <table:table-cell table:formula="of:=SUM([.K2:.K59])" office:value-type="float" office:value="5">
            <text:p>5</text:p>
          </table:table-cell>
          <table:table-cell table:formula="of:=SUM([.L2:.L59])" office:value-type="float" office:value="6">
            <text:p>6</text:p>
          </table:table-cell>
          <table:table-cell table:formula="of:=SUM([.M2:.M59])" office:value-type="float" office:value="10">
            <text:p>10</text:p>
          </table:table-cell>
          <table:table-cell table:formula="of:=SUM([.N2:.N59])" office:value-type="float" office:value="10">
            <text:p>10</text:p>
          </table:table-cell>
          <table:table-cell table:number-columns-repeated="101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ерстка итог" table:style-name="ta1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row table:style-name="ro1">
          <table:table-cell office:value-type="string">
            <text:p>участок</text:p>
          </table:table-cell>
          <table:table-cell office:value-type="string">
            <text:p>Западная Ряшкова салма</text:p>
          </table:table-cell>
          <table:table-cell table:style-name="ce4" office:value-type="string" table:number-columns-spanned="4" table:number-rows-spanned="1">
            <text:p>о. Горелый</text:p>
          </table:table-cell>
          <table:covered-table-cell table:number-columns-repeated="3"/>
          <table:table-cell office:value-type="string">
            <text:p>Эстуарий р. Лувеньги</text:p>
          </table:table-cell>
          <table:table-cell office:value-type="string">
            <text:p>Южная губа о.Ряшкова</text:p>
          </table:table-cell>
          <table:table-cell office:value-type="string">
            <text:p>Ломнишный</text:p>
          </table:table-cell>
          <table:table-cell table:style-name="ce4" office:value-type="string" table:number-columns-spanned="4" table:number-rows-spanned="1">
            <text:p>материк (Лувеньга)</text:p>
          </table:table-cell>
          <table:covered-table-cell table:number-columns-repeated="3"/>
        </table:table-row>
        <table:table-row table:style-name="ro1">
          <table:table-cell office:value-type="string">
            <text:p>горизонт литорали</text:p>
          </table:table-cell>
          <table:table-cell office:value-type="string">
            <text:p>СГЛ</text:p>
          </table:table-cell>
          <table:table-cell office:value-type="string">
            <text:p>ВГЛ</text:p>
          </table:table-cell>
          <table:table-cell office:value-type="string">
            <text:p>СГЛ</text:p>
          </table:table-cell>
          <table:table-cell office:value-type="string">
            <text:p>НГЛ</text:p>
          </table:table-cell>
          <table:table-cell office:value-type="string">
            <text:p>ноль глубин</text:p>
          </table:table-cell>
          <table:table-cell office:value-type="string">
            <text:p>СГЛ</text:p>
          </table:table-cell>
          <table:table-cell table:number-columns-repeated="2" office:value-type="string">
            <text:p>ноль глубин</text:p>
          </table:table-cell>
          <table:table-cell office:value-type="string">
            <text:p>ВГЛ</text:p>
          </table:table-cell>
          <table:table-cell office:value-type="string">
            <text:p>СГЛ</text:p>
          </table:table-cell>
          <table:table-cell office:value-type="string">
            <text:p>НГЛ</text:p>
          </table:table-cell>
          <table:table-cell office:value-type="string">
            <text:p>ноль глубин</text:p>
          </table:table-cell>
        </table:table-row>
        <table:table-row table:style-name="ro1">
          <table:table-cell table:style-name="ce4" office:value-type="string" table:number-columns-spanned="13" table:number-rows-spanned="1">
            <text:p>Nemertini</text:p>
          </table:table-cell>
          <table:covered-table-cell table:number-columns-repeated="12"/>
        </table:table-row>
        <table:table-row table:style-name="ro1">
          <table:table-cell office:value-type="string">
            <text:p>Nemertini indet.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4" office:value-type="string" table:number-columns-spanned="13" table:number-rows-spanned="1">
            <text:p>Priapulida</text:p>
          </table:table-cell>
          <table:covered-table-cell table:number-columns-repeated="12"/>
        </table:table-row>
        <table:table-row table:style-name="ro1">
          <table:table-cell office:value-type="string">
            <text:p>Halicryptus spinulos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riapulus caudatus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4" office:value-type="string" table:number-columns-spanned="13" table:number-rows-spanned="1">
            <text:p>Oligochaeta</text:p>
          </table:table-cell>
          <table:covered-table-cell table:number-columns-repeated="12"/>
        </table:table-row>
        <table:table-row table:style-name="ro1">
          <table:table-cell office:value-type="string">
            <text:p>Clitellio arenarius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Enchytraeidae gen. sp.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Oligochaeta vari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aranai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bifex costatus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4" office:value-type="string" table:number-columns-spanned="13" table:number-rows-spanned="1">
            <text:p>Polychaeta</text:p>
          </table:table-cell>
          <table:covered-table-cell table:number-columns-repeated="12"/>
        </table:table-row>
        <table:table-row table:style-name="ro1">
          <table:table-cell office:value-type="string">
            <text:p>Alitte virens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Arenicola marin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apitella capit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Eteone longa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abricia sabella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string">
            <text:p>Harmathoe imbric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icronephthys minu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Microspio theli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Nephthys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Ophelia limacin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ectinaria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Phyllodoce groenlandic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olydora quadriloba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ygospio elegan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</table:table-row>
        <table:table-row table:style-name="ro1">
          <table:table-cell office:value-type="string">
            <text:p>Scalibregma inflatum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coloplos armiger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pio filicornis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Spionidae gen. sp.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Travisia forbesii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bificoides beneden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Nereimyra (Castalia) punctat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haetozone setos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4" office:value-type="string" table:number-columns-spanned="13" table:number-rows-spanned="1">
            <text:p>Isopoda</text:p>
          </table:table-cell>
          <table:covered-table-cell table:number-columns-repeated="12"/>
        </table:table-row>
        <table:table-row table:style-name="ro1">
          <table:table-cell office:value-type="string">
            <text:p>Jaera s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style-name="ce4" office:value-type="string" table:number-columns-spanned="13" table:number-rows-spanned="1">
            <text:p>Amphipoda</text:p>
          </table:table-cell>
          <table:covered-table-cell table:number-columns-repeated="12"/>
        </table:table-row>
        <table:table-row table:style-name="ro1">
          <table:table-cell office:value-type="string">
            <text:p>Atylus carinat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lassicorophium(Corophium) bonelli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Gammarus sp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Monoculodes sp.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Pontoporea affinis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seudalibrotus littorali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riscillina armat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ontoporea femorata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4" office:value-type="string" table:number-columns-spanned="13" table:number-rows-spanned="1">
            <text:p>Cumacea</text:p>
          </table:table-cell>
          <table:covered-table-cell table:number-columns-repeated="12"/>
        </table:table-row>
        <table:table-row table:style-name="ro1">
          <table:table-cell office:value-type="string">
            <text:p>Diastylis sulca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Diastilus sulcata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4" office:value-type="string" table:number-columns-spanned="13" table:number-rows-spanned="1">
            <text:p>Decapoda</text:p>
          </table:table-cell>
          <table:covered-table-cell table:number-columns-repeated="12"/>
        </table:table-row>
        <table:table-row table:style-name="ro1">
          <table:table-cell office:value-type="string">
            <text:p>Crangon crang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4" office:value-type="string" table:number-columns-spanned="13" table:number-rows-spanned="1">
            <text:p>Diptera</text:p>
          </table:table-cell>
          <table:covered-table-cell table:number-columns-repeated="12"/>
        </table:table-row>
        <table:table-row table:style-name="ro1">
          <table:table-cell office:value-type="string">
            <text:p>Chironomidae larva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Dolichopodidae larva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style-name="ce4" office:value-type="string" table:number-columns-spanned="13" table:number-rows-spanned="1">
            <text:p>Gastropoda</text:p>
          </table:table-cell>
          <table:covered-table-cell table:number-columns-repeated="12"/>
        </table:table-row>
        <table:table-row table:style-name="ro1">
          <table:table-cell office:value-type="string">
            <text:p>Cylichna alb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Cylichna occul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Epheria vincta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Hydrobia ulvae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imaponlia cock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Littorina littore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ittorina obtusata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ittorina saxatili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keneopsis planorbis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4" office:value-type="string" table:number-columns-spanned="13" table:number-rows-spanned="1">
            <text:p>Bivalvia</text:p>
          </table:table-cell>
          <table:covered-table-cell table:number-columns-repeated="12"/>
        </table:table-row>
        <table:table-row table:style-name="ro1">
          <table:table-cell office:value-type="string">
            <text:p>Macoma balthica</text:p>
          </table:table-cell>
          <table:table-cell table:number-columns-repeated="12" office:value-type="float" office:value="1">
            <text:p>1</text:p>
          </table:table-cell>
        </table:table-row>
        <table:table-row table:style-name="ro1">
          <table:table-cell office:value-type="string">
            <text:p>Mya arenaria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Mytilus edulis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Serripes groenlandica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</table:table>
      <table:named-expressions/>
      <table:database-ranges>
        <table:database-range table:name="__Anonymous_Sheet_DB__0" table:target-range-address="tidal.A2:tidal.AMG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верстка.A1:верстка.O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.00.0000</text:date>, <text:time style:data-style-name="N2" text:time-value="0000-00-00T15:25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10-06T14:38:07</meta:creation-date>
    <dc:date>2014-11-01T18:32:17</dc:date>
    <dc:creator>Sophia Nazarova</dc:creator>
    <meta:editing-duration>P2DT2H56M12S</meta:editing-duration>
    <meta:editing-cycles>17</meta:editing-cycles>
    <meta:generator>LibreOffice/3.6$Linux_X86_64 LibreOffice_project/360m1$Build-2</meta:generator>
    <meta:document-statistic meta:table-count="4" meta:cell-count="2813" meta:object-count="0"/>
  </office:meta>
</office:document-meta>
</file>